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8811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/>
    <style:style style:name="ce8" style:family="table-cell" style:parent-style-name="Default" style:data-style-name="N49"/>
    <style:style style:name="ce9" style:family="table-cell" style:parent-style-name="Default" style:data-style-name="N99"/>
    <style:style style:name="ce7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3" style:family="table-cell" style:parent-style-name="Default" style:data-style-name="N49"/>
    <style:style style:name="ce14" style:family="table-cell" style:parent-style-name="Default" style:data-style-name="N99"/>
    <style:style style:name="ce15" style:family="table-cell" style:parent-style-name="Default" style:data-style-name="N0"/>
    <style:style style:name="ce1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cy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T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C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0"/>
          <table:table-cell table:style-name="ce11"/>
        </table:table-row>
      </table:table>
      <table:table table:name="bro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perstone</text:p>
          </table:table-cell>
          <table:table-cell office:value-type="string" calcext:value-type="string">
            <text:p><text:a xlink:href="https://pepperstone.com/" xlink:type="simple">https://pepperston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pto</text:p>
          </table:table-cell>
          <table:table-cell/>
        </table:table-row>
      </table:table>
      <table:table table:name="accoun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r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-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o-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colombia 91215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vienda 8416518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or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kadot.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set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tion</text:p>
          </table:table-cell>
          <table:table-cell office:value-type="string" calcext:value-type="string">
            <text:p>swap_coeficient</text:p>
          </table:table-cell>
          <table:table-cell office:value-type="string" calcext:value-type="string">
            <text:p>long_swap_coeficient</text:p>
          </table:table-cell>
          <table:table-cell office:value-type="string" calcext:value-type="string">
            <text:p>short_swap_coefici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QQ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AUUS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US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 cachip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a el ros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 villa ver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PUS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table:style-name="ce11"/>
          <table:table-cell table:number-columns-repeated="2"/>
        </table:table-row>
      </table:table>
      <table:table table:name="positions" table:style-name="ta1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s_leveraged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0-01-01" calcext:value-type="date">
            <text:p>2020-01-01</text:p>
          </table:table-cell>
          <table:table-cell office:value-type="date" office:date-value="2020-12-04" calcext:value-type="date">
            <text:p>2020-12-04</text:p>
          </table:table-cell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8-20" calcext:value-type="date">
            <text:p>2020-08-20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12-04" calcext:value-type="date">
            <text:p>2020-12-04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date" office:date-value="2023-01-01" calcext:value-type="date">
            <text:p>2023-01-01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08-20" calcext:value-type="date">
            <text:p>2023-08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12-04" calcext:value-type="date">
            <text:p>2023-12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accountmone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27:34.373000000</meta:creation-date>
    <dc:date>2023-09-17T13:34:39.299000000</dc:date>
    <meta:editing-duration>PT8H52M38S</meta:editing-duration>
    <meta:editing-cycles>23</meta:editing-cycles>
    <meta:generator>LibreOffice/7.4.2.3$Windows_X86_64 LibreOffice_project/382eef1f22670f7f4118c8c2dd222ec7ad009daf</meta:generator>
    <meta:document-statistic meta:table-count="6" meta:cell-count="262" meta:object-count="0"/>
  </office:meta>
</office:document-meta>
</file>